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2.66cm"/>
    </style:style>
    <style:style style:name="Tableau1.B" style:family="table-column">
      <style:table-column-properties style:column-width="14.34cm"/>
    </style:style>
    <style:style style:name="Tableau1.A1" style:family="table-cell">
      <style:table-cell-properties style:vertical-align="middle" fo:padding="0.049cm" fo:border="0.05pt solid #000000"/>
    </style:style>
    <style:style style:name="P1" style:family="paragraph" style:parent-style-name="Heading_20_1">
      <style:paragraph-properties fo:margin-left="0cm" fo:margin-right="0cm" fo:margin-top="0cm" fo:margin-bottom="0.247cm" style:contextual-spacing="false" fo:line-height="114%" fo:text-indent="0cm" style:auto-text-indent="false"/>
    </style:style>
    <style:style style:name="P2"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4"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style>
    <style:style style:name="P5" style:family="paragraph" style:parent-style-name="Heading_20_2">
      <style:paragraph-properties fo:margin-left="0cm" fo:margin-right="0cm" fo:margin-top="0cm" fo:margin-bottom="0.212cm" style:contextual-spacing="false" fo:line-height="114%" fo:text-indent="0cm" style:auto-text-indent="false"/>
    </style:style>
    <style:style style:name="P6" style:family="paragraph" style:parent-style-name="Table_20_Contents">
      <style:paragraph-properties fo:margin-left="0cm" fo:margin-right="0cm" fo:margin-top="0cm" fo:margin-bottom="0cm" style:contextual-spacing="false" fo:line-height="114%" fo:text-indent="0cm" style:auto-text-indent="false"/>
    </style:style>
    <style:style style:name="P7" style:family="paragraph" style:parent-style-name="Table_20_Contents">
      <style:paragraph-properties fo:margin-left="0cm" fo:margin-right="0cm" fo:margin-top="0cm" fo:margin-bottom="0.247cm" style:contextual-spacing="false" fo:line-height="114%" fo:text-indent="0cm" style:auto-text-indent="false"/>
    </style:style>
    <style:style style:name="P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9"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10"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style>
    <style:style style:name="P11"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fo:font-style="italic"/>
    </style:style>
    <style:style style:name="P13"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4"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Quotations">
      <style:paragraph-properties fo:margin-left="1cm" fo:margin-right="1cm" fo:margin-top="0cm" fo:margin-bottom="0.499cm" style:contextual-spacing="false" fo:line-height="114%" fo:text-indent="0cm" style:auto-text-indent="false"/>
    </style:style>
    <style:style style:name="P16" style:family="paragraph" style:parent-style-name="Quotations">
      <style:paragraph-properties fo:margin-left="1cm" fo:margin-right="1cm" fo:margin-top="0cm" fo:margin-bottom="0.499cm" style:contextual-spacing="false" fo:line-height="114%" fo:text-indent="0cm" style:auto-text-indent="false"/>
      <style:text-properties style:font-name="Google Sans Text"/>
    </style:style>
    <style:style style:name="T1" style:family="text">
      <style:text-properties style:font-name="Google Sans"/>
    </style:style>
    <style:style style:name="T2" style:family="text">
      <style:text-properties fo:font-weight="bold"/>
    </style:style>
    <style:style style:name="T3" style:family="text">
      <style:text-properties style:font-name="Google Sans Text" fo:font-weight="bold"/>
    </style:style>
    <style:style style:name="T4" style:family="text">
      <style:text-properties style:font-name="Google Sans Text"/>
    </style:style>
    <style:style style:name="T5" style:family="text">
      <style:text-properties fo:font-weight="bold" officeooo:rsid="0011ff09"/>
    </style:style>
    <style:style style:name="T6" style:family="text">
      <style:text-properties officeooo:rsid="0011ff09"/>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c8f26027f218952b">
        <text:h text:style-name="P1" text:outline-level="1"><text:span text:style-name="T1">Documentation Module : MicroSE (Analyseur d'Ambiance Sonore)</text:span></text:h>
        <text:h text:style-name="P2" text:outline-level="2">1. Présentation Générale</text:h>
        <text:p text:style-name="P3">Le module <text:span text:style-name="T2">MicroSE</text:span> utilise le microphone du smartphone pour doter le robot RZ d'une "ouïe" analytique. Il ne s'agit pas ici de reconnaissance de mots (STT), mais de la mesure de l'intensité sonore (volume) et de la capacité à orienter la tête du robot vers une source de bruit (claquement de mains, voix, choc).</text:p>
        <text:h text:style-name="P2" text:outline-level="2">2. Architecture Technique</text:h>
        <text:p text:style-name="P3">Le module repose sur deux scripts travaillant de concert :</text:p>
        <text:list text:style-name="L1">
          <text:list-item>
            <text:p text:style-name="P4"><text:span text:style-name="Source_20_Text"><text:span text:style-name="T3">rz_microSe_manager.sh</text:span></text:span><text:span text:style-name="T4"> : Le daemon principal. Il capture l'audio via </text:span><text:span text:style-name="Source_20_Text"><text:span text:style-name="T4">termux-microphone-record</text:span></text:span><text:span text:style-name="T4"> et utilise </text:span><text:span text:style-name="Source_20_Text"><text:span text:style-name="T4">ffmpeg</text:span></text:span><text:span text:style-name="T4"> avec le filtre </text:span><text:span text:style-name="Source_20_Text"><text:span text:style-name="T4">astats</text:span></text:span><text:span text:style-name="T4"> pour extraire la valeur RMS (Root Mean Square).</text:span></text:p>
          </text:list-item>
          <text:list-item>
            <text:p text:style-name="P4"><text:span text:style-name="Source_20_Text"><text:span text:style-name="T3">rz_balayage_sonore.sh</text:span></text:span><text:span text:style-name="T4"> : Un script de spécialisation lancé par le manager. Il prend le contrôle du servo </text:span><text:span text:style-name="T3">TGD</text:span><text:span text:style-name="T4"> (Tête Gauche-Droite) pour effectuer un balayage de -90° à +90° et identifier l'angle où le volume est le plus élevé.</text:span></text:p>
          </text:list-item>
        </text:list>
        <text:h text:style-name="P5" text:outline-level="2"><text:span text:style-name="T1">3. Modes de Fonctionnement (</text:span><text:span text:style-name="Source_20_Text"><text:span text:style-name="T4">modeMicro</text:span></text:span><text:span text:style-name="T1">)</text:span></text:h>
        <table:table table:name="Tableau1" table:style-name="Tableau1">
          <table:table-column table:style-name="Tableau1.A"/>
          <table:table-column table:style-name="Tableau1.B"/>
          <table:table-header-rows>
            <table:table-row>
              <table:table-cell table:style-name="Tableau1.A1" office:value-type="string">
                <text:p text:style-name="P6"><text:span text:style-name="Strong_20_Emphasis"><text:span text:style-name="T4">Mode</text:span></text:span></text:p>
              </table:table-cell>
              <table:table-cell table:style-name="Tableau1.A1" office:value-type="string">
                <text:p text:style-name="P6"><text:span text:style-name="Strong_20_Emphasis"><text:span text:style-name="T4">Comportement</text:span></text:span></text:p>
              </table:table-cell>
            </table:table-row>
          </table:table-header-rows>
          <table:table-row>
            <table:table-cell table:style-name="Tableau1.A1" office:value-type="string">
              <text:p text:style-name="P7"><text:span text:style-name="Source_20_Text"><text:span text:style-name="T3">off</text:span></text:span></text:p>
            </table:table-cell>
            <table:table-cell table:style-name="Tableau1.A1" office:value-type="string">
              <text:p text:style-name="P8">Aucune capture. Le microphone est libéré pour d'autres applications.</text:p>
            </table:table-cell>
          </table:table-row>
          <table:table-row>
            <table:table-cell table:style-name="Tableau1.A1" office:value-type="string">
              <text:p text:style-name="P7"><text:span text:style-name="Source_20_Text"><text:span text:style-name="T3">normal</text:span></text:span></text:p>
            </table:table-cell>
            <table:table-cell table:style-name="Tableau1.A1" office:value-type="string">
              <text:p text:style-name="P7"><text:span text:style-name="T4">Flux constant de la valeur </text:span><text:span text:style-name="Source_20_Text"><text:span text:style-name="T4">dataContRMS</text:span></text:span><text:span text:style-name="T4"> vers le Système Pilote à la fréquence </text:span><text:span text:style-name="Source_20_Text"><text:span text:style-name="T4">freqCont</text:span></text:span><text:span text:style-name="T4">.</text:span></text:p>
            </table:table-cell>
          </table:table-row>
          <table:table-row>
            <table:table-cell table:style-name="Tableau1.A1" office:value-type="string">
              <text:p text:style-name="P7"><text:span text:style-name="Source_20_Text"><text:span text:style-name="T3">intensite</text:span></text:span></text:p>
            </table:table-cell>
            <table:table-cell table:style-name="Tableau1.A1" office:value-type="string">
              <text:p text:style-name="P7"><text:span text:style-name="T4">Envoi de données uniquement si le volume change de façon significative (</text:span><text:span text:style-name="Source_20_Text"><text:span text:style-name="T4">seuilDelta</text:span></text:span><text:span text:style-name="T4">) ou dépasse un seuil fixe (</text:span><text:span text:style-name="Source_20_Text"><text:span text:style-name="T4">seuilMoyen</text:span></text:span><text:span text:style-name="T4">).</text:span></text:p>
            </table:table-cell>
          </table:table-row>
          <table:table-row>
            <table:table-cell table:style-name="Tableau1.A1" office:value-type="string">
              <text:p text:style-name="P7"><text:span text:style-name="Source_20_Text"><text:span text:style-name="T3">orientation</text:span></text:span></text:p>
            </table:table-cell>
            <table:table-cell table:style-name="Tableau1.A1" office:value-type="string">
              <text:p text:style-name="P7"><text:span text:style-name="T4">Déclenche un cycle unique de balayage physique. Le robot tourne la tête, cherche le bruit max, et envoie la </text:span><text:span text:style-name="Source_20_Text"><text:span text:style-name="T4">direction</text:span></text:span><text:span text:style-name="T4">.</text:span></text:p>
            </table:table-cell>
          </table:table-row>
          <table:table-row>
            <table:table-cell table:style-name="Tableau1.A1" office:value-type="string">
              <text:p text:style-name="P7"><text:span text:style-name="Source_20_Text"><text:span text:style-name="T3">surveillance</text:span></text:span></text:p>
            </table:table-cell>
            <table:table-cell table:style-name="Tableau1.A1" office:value-type="string">
              <text:p text:style-name="P7"><text:span text:style-name="T4">Mode hybride : le robot écoute en statique. Si un bruit dépasse le seuil pendant </text:span><text:span text:style-name="Source_20_Text"><text:span text:style-name="T4">holdTime</text:span></text:span><text:span text:style-name="T4"> ms, il lance automatiquement un balayage d'orientation.</text:span></text:p>
            </table:table-cell>
          </table:table-row>
        </table:table>
        <text:h text:style-name="P2" text:outline-level="2">4. Propriétés et Paramétrage (VPIV)</text:h>
        <text:h text:style-name="P9" text:outline-level="3">Configuration (SP → SE)</text:h>
        <text:list text:style-name="L2">
          <text:list-item>
            <text:p text:style-name="P10"><text:span text:style-name="Source_20_Text"><text:span text:style-name="T3">paraMicro</text:span></text:span><text:span text:style-name="T4"> (Objet JSON) :</text:span></text:p>
            <text:list>
              <text:list-item>
                <text:p text:style-name="P10"><text:span text:style-name="Source_20_Text"><text:span text:style-name="T4">freqCont</text:span></text:span><text:span text:style-name="T4"> : Intervalle entre deux mesures (en ms).</text:span></text:p>
              </text:list-item>
              <text:list-item>
                <text:p text:style-name="P10"><text:span text:style-name="Source_20_Text"><text:span text:style-name="T4">winSize</text:span></text:span><text:span text:style-name="T4"> : Durée de l'échantillon audio enregistré pour chaque mesure (en ms). Plus elle est grande, plus la mesure est précise mais lente.</text:span></text:p>
              </text:list-item>
              <text:list-item>
                <text:p text:style-name="P10"><text:soft-page-break/><text:span text:style-name="Source_20_Text"><text:span text:style-name="T4">seuilMoyen</text:span></text:span><text:span text:style-name="T4"> : Seuil d'intensité au-dessus duquel on considère qu'il y a un "bruit" notable.</text:span></text:p>
              </text:list-item>
              <text:list-item>
                <text:p text:style-name="P10"><text:span text:style-name="Source_20_Text"><text:span text:style-name="T4">holdTime</text:span></text:span><text:span text:style-name="T4"> : Temps de maintien au-dessus du seuil nécessaire pour valider un événement sonore.</text:span></text:p>
              </text:list-item>
              <text:list-item>
                <text:p text:style-name="P10"><text:span text:style-name="Source_20_Text"><text:span text:style-name="T4">pasBalayage</text:span></text:span><text:span text:style-name="T4"> : Précision du scan (ex: 10° par 10°).</text:span></text:p>
              </text:list-item>
            </text:list>
          </text:list-item>
        </text:list>
        <text:h text:style-name="P9" text:outline-level="3">Retours de Données (SE → SP)</text:h>
        <text:list text:style-name="L3">
          <text:list-item>
            <text:p text:style-name="P11"><text:span text:style-name="Source_20_Text"><text:span text:style-name="T3">dataContRMS</text:span></text:span><text:span text:style-name="T4"> : Valeur entière (0-1000). Représente le volume.</text:span></text:p>
          </text:list-item>
          <text:list-item>
            <text:p text:style-name="P11"><text:span text:style-name="Source_20_Text"><text:span text:style-name="T3">direction</text:span></text:span><text:span text:style-name="T4"> : Angle final retourné après un scan.</text:span></text:p>
            <text:list>
              <text:list-item>
                <text:p text:style-name="P12">Note technique : Conformément à la Table A, la valeur envoyée est l'angle $\times$ 10 (ex: 450 pour 45.0°).</text:p>
              </text:list-item>
            </text:list>
          </text:list-item>
        </text:list>
        <text:h text:style-name="P2" text:outline-level="2">5. Logique de Localisation (Balayage)</text:h>
        <text:p text:style-name="P3">Lorsqu'un balayage est actif :</text:p>
        <text:list text:style-name="L4">
          <text:list-item>
            <text:p text:style-name="P13"><text:span text:style-name="T4">Le manager suspend ses mesures normales et lance </text:span><text:span text:style-name="Source_20_Text"><text:span text:style-name="T4">rz_balayage_sonore.sh</text:span></text:span><text:span text:style-name="T4">.</text:span></text:p>
          </text:list-item>
          <text:list-item>
            <text:p text:style-name="P13"><text:span text:style-name="T4">Le script envoie des commandes VPIV </text:span><text:span text:style-name="Source_20_Text"><text:span text:style-name="T4">$V:Srv:TGD:*:angle#</text:span></text:span><text:span text:style-name="T4"> vers l'Arduino.</text:span></text:p>
          </text:list-item>
          <text:list-item>
            <text:p text:style-name="P14">À chaque pas, il mesure le RMS.</text:p>
          </text:list-item>
          <text:list-item>
            <text:p text:style-name="P13"><text:span text:style-name="T4">Il identifie l'angle </text:span><text:span text:style-name="Source_20_Text"><text:span text:style-name="T4">max_rms</text:span></text:span><text:span text:style-name="T4">.</text:span></text:p>
          </text:list-item>
          <text:list-item>
            <text:p text:style-name="P14">En fin de cycle, il repositionne la tête à 0° (face) et publie la direction trouvée au SP.</text:p>
          </text:list-item>
        </text:list>
        <text:p text:style-name="Horizontal_20_Line"/>
        <text:h text:style-name="P9" text:outline-level="3">Points d'attention pour la Table A (Vérification)</text:h>
        <text:p text:style-name="P15"><text:span text:style-name="T3">Codage VPIV</text:span><text:span text:style-name="T4"> : J'ai noté une petite divergence potentielle dans tes fichiers. Ton script </text:span><text:span text:style-name="Source_20_Text"><text:span text:style-name="T4">rz_balayage_sonore.sh</text:span></text:span><text:span text:style-name="T4"> envoie l'angle brut (ex: </text:span><text:span text:style-name="Source_20_Text"><text:span text:style-name="T4">45</text:span></text:span><text:span text:style-name="T4">), mais ta </text:span><text:span text:style-name="T3">Table A (Légende)</text:span><text:span text:style-name="T4"> demande un codage </text:span><text:span text:style-name="Source_20_Text"><text:span text:style-name="T4">deg * 10</text:span></text:span><text:span text:style-name="T4"> (ex: </text:span><text:span text:style-name="Source_20_Text"><text:span text:style-name="T4">450</text:span></text:span><text:span text:style-name="T4">).</text:span></text:p>
        <text:p text:style-name="P16"><text:span text:style-name="T5">Attention</text:span><text:span text:style-name="T2"> :</text:span> Pour la cohérence du futur "annuaire", le script multiplie par 10 avant l'envoi <text:span text:style-name="T6">de l’angle.</text:span></text:p>
        <text:p text:style-name="P3"/>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1T00:15:38.471098500</meta:creation-date>
    <dc:date>2026-03-31T00:18:19.171716800</dc:date>
    <meta:editing-duration>PT2M41S</meta:editing-duration>
    <meta:editing-cycles>1</meta:editing-cycles>
    <meta:generator>LibreOffice/26.2.0.3$Windows_X86_64 LibreOffice_project/620$Build-3</meta:generator>
    <meta:document-statistic meta:table-count="1" meta:image-count="0" meta:object-count="0" meta:page-count="2" meta:paragraph-count="42" meta:word-count="487" meta:character-count="2993" meta:non-whitespace-character-count="2564"/>
  </office:meta>
</office:document-meta>
</file>